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ticalAlignment.i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ticalAlignment.isC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ticalAlignment.VerticalAlignment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ticalAlignment.isJust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ticalAlignment.is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ticalAlignment.validate( final Number 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ticalAlignmen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